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794.824105425469" calcext:value-type="float">
            <text:p>794.824105425469</text:p>
          </table:table-cell>
        </table:table-row>
        <table:table-row table:style-name="ro1">
          <table:table-cell office:value-type="float" office:value="769.402405151919" calcext:value-type="float">
            <text:p>769.402405151919</text:p>
          </table:table-cell>
        </table:table-row>
        <table:table-row table:style-name="ro1">
          <table:table-cell office:value-type="float" office:value="789.484072158844" calcext:value-type="float">
            <text:p>789.484072158844</text:p>
          </table:table-cell>
        </table:table-row>
        <table:table-row table:style-name="ro1">
          <table:table-cell office:value-type="float" office:value="779.623753576524" calcext:value-type="float">
            <text:p>779.623753576524</text:p>
          </table:table-cell>
        </table:table-row>
        <table:table-row table:style-name="ro1">
          <table:table-cell office:value-type="float" office:value="761.939593429033" calcext:value-type="float">
            <text:p>761.939593429033</text:p>
          </table:table-cell>
        </table:table-row>
        <table:table-row table:style-name="ro1">
          <table:table-cell office:value-type="float" office:value="797.855364779473" calcext:value-type="float">
            <text:p>797.855364779473</text:p>
          </table:table-cell>
        </table:table-row>
        <table:table-row table:style-name="ro1">
          <table:table-cell office:value-type="float" office:value="764.701384109505" calcext:value-type="float">
            <text:p>764.701384109505</text:p>
          </table:table-cell>
        </table:table-row>
        <table:table-row table:style-name="ro1">
          <table:table-cell office:value-type="float" office:value="784.873910006357" calcext:value-type="float">
            <text:p>784.873910006357</text:p>
          </table:table-cell>
        </table:table-row>
        <table:table-row table:style-name="ro1">
          <table:table-cell office:value-type="float" office:value="783.760482796457" calcext:value-type="float">
            <text:p>783.760482796457</text:p>
          </table:table-cell>
        </table:table-row>
        <table:table-row table:style-name="ro1">
          <table:table-cell office:value-type="float" office:value="763.020952555357" calcext:value-type="float">
            <text:p>763.020952555357</text:p>
          </table:table-cell>
        </table:table-row>
        <table:table-row table:style-name="ro1">
          <table:table-cell office:value-type="float" office:value="794.824105425469" calcext:value-type="float">
            <text:p>794.824105425469</text:p>
          </table:table-cell>
        </table:table-row>
        <table:table-row table:style-name="ro1" table:number-rows-repeated="10">
          <table:table-cell/>
        </table:table-row>
        <table:table-row table:style-name="ro1">
          <table:table-cell table:formula="of:=AVERAGE([.A1:.A20])" office:value-type="float" office:value="780.391829946764" calcext:value-type="float">
            <text:p>780.3918299467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0/00/0000</text:date>, <text:time style:data-style-name="N2" text:time-value="11:51:22.9906456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5:55.871530753</meta:creation-date>
    <dc:date>2018-10-02T11:51:39.189055440</dc:date>
    <dc:creator>Davide Ancona</dc:creator>
    <meta:editing-duration>PT7M23S</meta:editing-duration>
    <meta:editing-cycles>5</meta:editing-cycles>
    <meta:generator>LibreOffice/5.3.7.2.0$Linux_X86_64 LibreOffice_project/30$Build-2</meta:generator>
    <meta:document-statistic meta:table-count="1" meta:cell-count="12" meta:object-count="0"/>
  </office:meta>
</office:document-meta>
</file>